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fo:language="en" fo:country="US" fo:font-weight="bold" style:font-size-asian="17pt" style:font-weight-asian="bold" style:font-size-complex="17pt" style:font-weight-complex="bold"/>
    </style:style>
    <style:style style:name="P2" style:family="paragraph" style:parent-style-name="Standard">
      <style:paragraph-properties fo:margin-top="0in" fo:margin-bottom="0.139in" fo:line-height="115%"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loext:contextual-spacing="false" fo:margin-top="0in" fo:margin-bottom="0.139in" fo:line-height="115%"/>
    </style:style>
    <style:style style:name="P4" style:family="paragraph" style:parent-style-name="Standard">
      <style:paragraph-properties fo:margin-top="0in" fo:margin-bottom="0.139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5"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margin-top="0in" fo:margin-bottom="0.139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in" fo:margin-bottom="0.139in" fo:line-height="115%" fo:text-align="center" style:justify-single-word="false"/>
      <style:text-properties style:font-name="Arial" fo:font-size="15pt" fo:language="en" fo:country="US" fo:font-weight="bold" style:font-size-asian="15pt" style:font-weight-asian="bold" style:font-size-complex="15pt" style:font-weight-complex="bold"/>
    </style:style>
    <style:style style:name="P8" style:family="paragraph" style:parent-style-name="Standard">
      <style:paragraph-properties fo:margin-top="0in" fo:margin-bottom="0.139in" fo:line-height="115%" fo:text-align="start" style:justify-single-word="false"/>
      <style:text-properties fo:language="en" fo:country="US"/>
    </style:style>
    <style:style style:name="P9"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P10" style:family="paragraph" style:parent-style-name="Standard">
      <style:paragraph-properties fo:margin-top="0in" fo:margin-bottom="0.139in" fo:line-height="115%" fo:text-align="start" style:justify-single-word="false"/>
      <style:text-properties style:font-name="Arial1" fo:font-size="14pt" fo:language="en" fo:country="US" fo:font-weight="normal" style:font-size-asian="14pt" style:font-weight-asian="normal" style:font-size-complex="14pt" style:font-weight-complex="normal"/>
    </style:style>
    <style:style style:name="P11"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12" style:family="paragraph" style:parent-style-name="Standard">
      <style:paragraph-properties fo:margin-top="0in" fo:margin-bottom="0in" fo:line-height="115%" fo:text-align="start" style:justify-single-word="false"/>
      <style:text-properties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4" style:family="paragraph" style:parent-style-name="Standard">
      <style:paragraph-properties fo:margin-top="0in" fo:margin-bottom="0in" fo:line-height="115%" fo:text-align="center" style:justify-single-word="false"/>
      <style:text-properties style:font-name="Arial" fo:font-size="14pt" fo:language="en" fo:country="US" fo:font-weight="normal" style:font-size-asian="14pt" style:font-weight-asian="normal" style:font-size-complex="14pt" style:font-weight-complex="normal"/>
    </style:style>
    <style:style style:name="P15"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16"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normal" style:font-size-asian="14pt" style:font-weight-asian="normal" style:font-size-complex="14pt" style:font-weight-complex="normal"/>
    </style:style>
    <style:style style:name="P17"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bold" style:font-size-asian="14pt" style:font-weight-asian="bold" style:font-size-complex="14pt" style:font-weight-complex="bold"/>
    </style:style>
    <style:style style:name="P18" style:family="paragraph" style:parent-style-name="Standard">
      <style:paragraph-properties fo:margin-top="0in" fo:margin-bottom="0in" fo:line-height="115%" fo:text-align="start" style:justify-single-word="false"/>
      <style:text-properties fo:color="#000000"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top="0in" fo:margin-bottom="0.1402in" fo:line-height="115%" fo:text-align="start" style:justify-single-word="false"/>
      <style:text-properties fo:color="#000000" style:font-name="Arial" fo:font-size="14pt" fo:language="en" fo:country="US" fo:font-weight="normal" style:font-size-asian="14pt" style:font-weight-asian="normal" style:font-size-complex="14pt" style:font-weight-complex="normal"/>
    </style:style>
    <style:style style:name="P20" style:family="paragraph" style:parent-style-name="Standard">
      <style:paragraph-properties fo:margin-top="0in" fo:margin-bottom="0.1402in" fo:line-height="115%" fo:text-align="start" style:justify-single-word="false"/>
      <style:text-properties fo:color="#000000"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0201in" fo:margin-right="0in" fo:margin-top="0in" fo:margin-bottom="0.1402in" fo:line-height="115%" fo:text-align="start" style:justify-single-word="false" fo:text-indent="0in" style:auto-text-indent="false"/>
      <style:text-properties style:font-name="Arial" fo:font-size="14pt" fo:language="en" fo:country="US" fo:font-weight="normal" style:font-size-asian="14pt" style:font-weight-asian="normal" style:font-size-complex="14pt" style:font-weight-complex="normal"/>
    </style:style>
    <style:style style:name="P22" style:family="paragraph" style:parent-style-name="Standard">
      <style:paragraph-properties fo:margin-left="0in" fo:margin-right="0in" fo:margin-top="0in" fo:margin-bottom="0.139in" fo:line-height="115%" fo:text-align="start" style:justify-single-word="false" fo:text-indent="0in" style:auto-text-indent="false"/>
      <style:text-properties fo:language="en" fo:country="none"/>
    </style:style>
    <style:style style:name="P23" style:family="paragraph" style:parent-style-name="Standard">
      <style:paragraph-properties fo:margin-left="0in" fo:margin-right="0in" fo:margin-top="0in" fo:margin-bottom="0.1402in" fo:line-height="115%" fo:text-align="start" style:justify-single-word="false" fo:text-indent="0in" style:auto-text-indent="false"/>
      <style:text-properties fo:color="#000000" style:font-name="Arial1" fo:font-size="14pt" fo:language="en" fo:country="none" style:text-underline-style="none" fo:font-weight="normal" style:font-size-asian="14pt" style:font-weight-asian="normal" style:font-size-complex="14pt" style:font-weight-complex="normal"/>
    </style:style>
    <style:style style:name="P24" style:family="paragraph" style:parent-style-name="Standard">
      <style:paragraph-properties fo:margin-top="0in" fo:margin-bottom="0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T1" style:family="text">
      <style:text-properties style:font-name="Arial1"/>
    </style:style>
    <style:style style:name="T2" style:family="text">
      <style:text-properties style:font-name="Courier New"/>
    </style:style>
    <style:style style:name="T3" style:family="text">
      <style:text-properties style:font-name="Courier New" fo:font-size="14pt" fo:font-weight="normal" style:font-size-asian="14pt" style:font-weight-asian="normal" style:font-size-complex="14pt"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Arial"/>
    </style:style>
    <style:style style:name="T6" style:family="text">
      <style:text-properties style:font-name="Arial" fo:font-size="14pt" fo:font-weight="normal" style:font-size-asian="14pt" style:font-weight-asian="normal" style:font-size-complex="14pt" style:font-weight-complex="normal"/>
    </style:style>
    <style:style style:name="T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66ff"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color="#ff3333"/>
    </style:style>
    <style:style style:name="T16" style:family="text">
      <style:text-properties fo:color="#ff3333" style:font-name="Courier New"/>
    </style:style>
    <style:style style:name="T17" style:family="text">
      <style:text-properties fo:color="#ff3333" fo:font-style="italic" style:font-style-asian="italic" style:font-style-complex="italic"/>
    </style:style>
    <style:style style:name="T18" style:family="text">
      <style:text-properties style:use-window-font-color="true" style:font-name="Arial1" fo:font-size="14pt" fo:language="en" fo:country="none" style:text-underline-style="none" fo:font-weight="normal" style:font-size-asian="14pt" style:font-weight-asian="normal"/>
    </style:style>
    <style:style style:name="T19" style:family="text">
      <style:text-properties style:use-window-font-color="true" style:font-name="Arial1" fo:font-size="14pt" fo:language="en" fo:country="none" fo:font-style="italic" style:text-underline-style="none" fo:font-weight="normal" style:font-size-asian="14pt" style:font-style-asian="italic" style:font-weight-asian="normal" style:font-style-complex="italic"/>
    </style:style>
    <style:style style:name="T20" style:family="text">
      <style:text-properties style:use-window-font-color="true" style:font-name="Arial1" fo:language="en" fo:country="none" style:text-underline-style="none"/>
    </style:style>
    <style:style style:name="T21" style:family="text">
      <style:text-properties style:use-window-font-color="true" style:font-name="Arial1" fo:language="en" fo:country="none" fo:font-style="italic" style:text-underline-style="none" fo:font-weight="bold" style:font-style-asian="italic" style:font-weight-asian="bold" style:font-style-complex="italic" style:font-weight-complex="bold"/>
    </style:style>
    <style:style style:name="T22" style:family="text">
      <style:text-properties style:use-window-font-color="true" style:font-name="Arial1" fo:language="en" fo:country="none" fo:font-style="normal" style:text-underline-style="none" fo:font-weight="bold" style:font-style-asian="normal" style:font-weight-asian="bold" style:font-style-complex="normal" style:font-weight-complex="bold"/>
    </style:style>
    <style:style style:name="T23" style:family="text">
      <style:text-properties style:use-window-font-color="true" style:font-name="Courier" fo:font-size="16pt" fo:language="en" fo:country="none" style:text-underline-style="none" fo:font-weight="normal" style:font-size-asian="16pt" style:font-weight-asian="normal"/>
    </style:style>
    <style:style style:name="T24" style:family="text">
      <style:text-properties style:use-window-font-color="true" style:font-name="Courier New" fo:font-size="14pt" fo:language="en" fo:country="none" style:text-underline-style="none" fo:font-weight="normal" style:font-size-asian="14pt" style:font-weight-asian="normal"/>
    </style:style>
    <style:style style:name="T25" style:family="text">
      <style:text-properties style:use-window-font-color="true" style:font-name="Courier New" fo:font-size="14pt" fo:language="en" fo:country="US" style:text-underline-style="none" fo:font-weight="normal" style:font-size-asian="14pt" style:font-weight-asian="normal" style:font-size-complex="14pt" style:font-weight-complex="normal"/>
    </style:style>
    <style:style style:name="T26" style:family="text">
      <style:text-properties style:use-window-font-color="true" style:font-name="Courier New" fo:language="en" fo:country="none" style:text-underline-style="none"/>
    </style:style>
    <style:style style:name="T27" style:family="text">
      <style:text-properties style:use-window-font-color="true" style:font-name="Arial" fo:font-size="14pt" style:text-underline-style="none" fo:font-weight="normal" style:font-size-asian="14pt" style:font-weight-asian="normal" style:font-size-complex="14pt" style:font-weight-complex="normal"/>
    </style:style>
    <style:style style:name="T28" style:family="text">
      <style:text-properties style:use-window-font-color="true" style:font-name="Arial" fo:font-size="14pt" fo:language="en" fo:country="US" style:text-underline-style="none" fo:font-weight="normal" style:font-size-asian="14pt" style:font-weight-asian="normal" style:font-size-complex="14pt" style:font-weight-complex="normal"/>
    </style:style>
    <style:style style:name="T29" style:family="text">
      <style:text-properties style:use-window-font-color="true" style:font-name="Arial" fo:language="en" fo:country="none" style:text-underline-style="none"/>
    </style:style>
    <style:style style:name="T30" style:family="text">
      <style:text-properties fo:color="#ff0000" style:font-name="Arial1" fo:language="en" fo:country="none" style:text-underline-style="none" fo:font-weight="bold" style:font-weight-asian="bold"/>
    </style:style>
    <style:style style:name="T31" style:family="text">
      <style:text-properties fo:color="#000000"/>
    </style:style>
    <style:style style:name="T32" style:family="text">
      <style:text-properties fo:color="#000000"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your own Palettes by hand</text:p>
      <text:p text:style-name="P10"/>
      <text:p text:style-name="P2"><text:span text:style-name="T1">You may add your own Palettes to the </text:span><text:span text:style-name="T2">color_palettes/</text:span><text:span text:style-name="T1"> <text:s/>folder (and appropriate subfolders). JSON formatted Palettes will be recognized when “appropriately named,” and automatically loaded and utilized by SoftMoon-WebWare’s JavaScript and PHP code base. <text:s/>An “appropriately named” JSON Palette filename ends with </text:span><text:span text:style-name="T2">.palette.json</text:span><text:span text:style-name="T5"> <text:s/>Also see the </text:span><text:span text:style-name="T2">color_palettes/index.php</text:span><text:span text:style-name="T5"> file for more info on naming your file and the folder you place it in.</text:span><text:span text:style-name="T1"> <text:s text:c="2"/></text:span></text:p>
      <text:p text:style-name="P2"><text:span text:style-name="T1">JavaScript formatted Palettes need to be further hand-added to the appropriate </text:span><text:span text:style-name="T2">MasterColorPicker_desktop</text:span><text:span text:style-name="T5"> file. <text:s/>They do not auto-load until you do so. <text:s/>The </text:span><text:span text:style-name="T9">☺Help☺</text:span><text:span text:style-name="T5"> panel of MasterColorPicker has more info in the MyPalette section.</text:span></text:p>
      <text:p text:style-name="P13">A close look at existing Palette files packaged with MasterColorPicker can give you a good idea what is possible and how to format the files. <text:s/>Here are more specific details. <text:s/>It is suggested, but not required, that JavaScript formatted Palettes use the same internal rules for formatting details that the JSON format requires; that way they can easily be converted to the JSON format. See the file:</text:p>
      <text:p text:style-name="P11">color_palettes/converting_palette_formats.odt</text:p>
      <text:p text:style-name="P5">However, the JavaScript format allows more customizing than the JSON format can deliver.</text:p>
      <text:p text:style-name="P2"><text:span text:style-name="T5">The JSON format for Palettes is </text:span><text:span text:style-name="T8">only usable</text:span><text:span text:style-name="T5"> by accessing the </text:span><text:span text:style-name="T2">MasterColorPicker_desktop</text:span><text:span text:style-name="T5"> file using the </text:span><text:span text:style-name="T2">http://</text:span><text:span text:style-name="T5"> or </text:span><text:span text:style-name="T2">https://</text:span><text:span text:style-name="T5"> protocol: i.e. via a server, locally or in the cloud. <text:s/>It is intended to be transferable and shareable, yet secure. <text:s/>The JSON format is strict, but easy and simple. <text:s/>For basic rules on formatting a JSON file, see:</text:span></text:p>
      <text:p text:style-name="P4">https://www.json.org/</text:p>
      <text:p text:style-name="P4">https://wikipedia.org/wiki/JSON</text:p>
      <text:p text:style-name="P8"><text:span text:style-name="T6">The JavaScript format for Palettes is </text:span><text:span text:style-name="T7">required</text:span><text:span text:style-name="T6"> by the </text:span><text:span text:style-name="T3">MasterColorPicker_desktop.html</text:span><text:span text:style-name="T6"> file when it is run directly in a browser from a local folder on your computer using the </text:span><text:span text:style-name="T3">file://</text:span><text:span text:style-name="T6"> protocol. <text:s/>The browser it opens in will prevent any HTTP connections (there would usually be no local </text:span><text:soft-page-break/><text:span text:style-name="T6">server in this case anyway to connect to!), and the Palette file must load via an HTML </text:span><text:span text:style-name="T3">&lt;script&gt;&lt;/script&gt;</text:span><text:span text:style-name="T6"> tag added to the </text:span><text:span text:style-name="T3">MasterColorPicker_desktop</text:span><text:span text:style-name="T6"> file. <text:s/>These JavaScript-formatted Palettes can also be used by the <text:s/></text:span><text:span text:style-name="T3">MasterColorPicker_desktop.php</text:span><text:span text:style-name="T6"> file or the <text:s/></text:span><text:span text:style-name="T3">MasterColorPicker_desktop.html</text:span><text:span text:style-name="T6"> file when they are loaded via a server </text:span><text:span text:style-name="T6">(local or remote in the cloud), but still require the </text:span><text:span text:style-name="T3">&lt;script&gt;&lt;/script&gt;</text:span><text:span text:style-name="T6"> tag.</text:span></text:p>
      <text:p text:style-name="P8"><text:span text:style-name="T6">Being a Javascript file in-and-of itself, the JavaScript format can of course also do any processing it likes. <text:s/>The end point is to add a Palette-descriptor object to the </text:span><text:span text:style-name="T3">SoftMoon.loaded_palettes</text:span><text:span text:style-name="T6"> array. <text:s/>This descriptor object should mirror the JSON format, but 2 additional properties are then possible and will be recognized when the Palette and its HTML </text:span><text:span text:style-name="T3">&lt;table&gt;&lt;/table&gt;</text:span><text:span text:style-name="T6"> are being built.</text:span></text:p>
      <text:p text:style-name="P22"><text:span text:style-name="T27">The palette name(s) should be property(ies) at the top level of the defined JSON Object in your file or added to the </text:span><text:span text:style-name="T25">SoftMoon.loaded_palettes</text:span><text:span text:style-name="T28"> array</text:span><text:span text:style-name="T27">. <text:s/>(You may define more than one palette per file)</text:span><text:span text:style-name="T28">. <text:s/>The value of these Palette names are Objects that are Palette-Descriptors.</text:span></text:p>
      <text:p text:style-name="P7">Palette Descriptor properties:</text:p>
      <text:p text:style-name="P11">.palette</text:p>
      <text:p text:style-name="P11">.requireSubindex</text:p>
      <text:p text:style-name="P11">.config</text:p>
      <text:p text:style-name="P16">.getcolor</text:p>
      <text:p text:style-name="P16">.buildPaletteHTML</text:p>
      <text:p text:style-name="P11">.header</text:p>
      <text:p text:style-name="P11">.footer</text:p>
      <text:p text:style-name="P11">.footnote</text:p>
      <text:p text:style-name="P11">.useShortChains</text:p>
      <text:p text:style-name="P11">.alternatives</text:p>
      <text:p text:style-name="P11">.display</text:p>
      <text:p text:style-name="P11">.columns</text:p>
      <text:p text:style-name="P11">.ignoreUnknownColors</text:p>
      <text:p text:style-name="P11">.referenceMarks</text:p>
      <text:p text:style-name="P11">.backReferenceAll</text:p>
      <text:p text:style-name="P11">.forwardReferenceAll</text:p>
      <text:p text:style-name="P5">They all are valid for all palettes and sub-Palettes, except <text:span text:style-name="T16">.buildPaletteHTML</text:span> is only valid on the main (root) palette (not sub-Palettes). <text:s/><text:soft-page-break/>Also, all sub-Palettes inherit these properties from their parent-Palette if not defined in the sub-Palette, except for the <text:span text:style-name="T16">.buildPaletteHTML</text:span> <text:span text:style-name="T2">.header</text:span> <text:span text:style-name="T2">.footer</text:span> &amp; <text:span text:style-name="T2">.footnote</text:span> properties. <text:s/>Properties in <text:span text:style-name="T15">RED</text:span> are <text:span text:style-name="T17">not</text:span> available in JSON formatted palette files, only the JavaScript format. <text:s/>The first four (4) are used by <text:span text:style-name="T2">RGB_Calc</text:span> and the rest by <text:span text:style-name="T2">MasterColorPicker</text:span><text:span text:style-name="T5"> which also uses </text:span><text:span text:style-name="T2">.requireSubindex</text:span></text:p>
      <text:p text:style-name="P5"><text:span text:style-name="T5">Any other properties you add to your Palette-Descriptor are by default ignored by the </text:span><text:span text:style-name="T2">SoftMoon.WebWare.Palette</text:span><text:span text:style-name="T5"> class and MasterColorPicker. <text:s/>It is appropriate to have a property such as </text:span><text:span text:style-name="T2">.comments</text:span><text:span text:style-name="T5"> or whatever you need. <text:s/>If your host-environment requires the custom values of your Palette-Descriptor, you can add the property names to the array found </text:span><text:span text:style-name="T31">at </text:span><text:span text:style-name="T32">SoftMoon.WebWare.Palette.properties</text:span><text:span text:style-name="T31"> <text:s/>For more info, see the </text:span><text:span text:style-name="T32">SoftMoon.WebWare.Palette</text:span><text:span text:style-name="T31"> class in the file </text:span><text:span text:style-name="T32">JS_toolbucket/SoftMoon-WebWare/RGB_Calc.js</text:span></text:p>
      <text:p text:style-name="P5">Many of these properties are <text:span text:style-name="T13">pseudo-Boolean</text:span> values. <text:s/>They may be an actual <text:span text:style-name="T2">Boolean</text:span> value or a <text:span text:style-name="T2">string</text:span> that <text:span text:style-name="T12">interprets</text:span> as a <text:span text:style-name="T2">Boolean</text:span> (i.e. “<text:span text:style-name="T2">true</text:span>” or “<text:span text:style-name="T2">false</text:span>”, “<text:span text:style-name="T2">yes</text:span>” or “<text:span text:style-name="T2">no</text:span>”, etc. You can customize the language for interpreting these values. <text:s/>See the file <text:span text:style-name="T2">JS_toolbucket/+++JS/+++.js</text:span> ). <text:s/>They can also be <text:span text:style-name="T2">numerical</text:span>, and will be converted to <text:span text:style-name="T2">Boolean</text:span> as is done typically.</text:p>
      <text:p text:style-name="P15">.palette</text:p>
      <text:p text:style-name="P21">This property is an Object, and contains all the color-data, as well as sub-Palettes.<text:span text:style-name="T20"> This </text:span><text:span text:style-name="T26">.palette</text:span><text:span text:style-name="T20"> property is the only required property of the Palette Descriptor Object.</text:span> <text:s/>This Object's properties are the names of the colors and/or sub-Palettes, and their values are the color data or the sub-Palette data. <text:s/><text:span text:style-name="T20">Palette names, sub-Palette names, and color names are </text:span><text:span text:style-name="T21">case-</text:span><text:span text:style-name="T22">in</text:span><text:span text:style-name="T21">sensitive</text:span><text:span text:style-name="T20">, and also may not contain either character</text:span></text:p>
      <text:p text:style-name="P21"><text:span text:style-name="T20"><text:s/></text:span><text:span text:style-name="T30"><text:s/>: <text:s/>(</text:span></text:p>
      <text:p text:style-name="P23">Also, note that color-names may be restricted by “referenceMarks.” <text:s/>See below.</text:p>
      <text:p text:style-name="P23">Although names are case-<text:span text:style-name="T11">in</text:span>sensitive to the standard <text:span text:style-name="T2">SoftMoon.WebWare.Palette.prototype.getColor()</text:span> function in the file <text:span text:style-name="T2">JS-toolbucket/SoftMoon-WebWare/RGB_Calc.js</text:span> <text:s/>the JSON format <text:span text:style-name="T11">is</text:span> case-sensitve, and MasterColorPicker ignores this fact when building Palette <text:soft-page-break/><text:span text:style-name="T2">&lt;table&gt;&lt;/table&gt;</text:span>s. <text:s/>It will display both “fooBar” and “Foobar” if they are in the same Palette-descriptor, but <text:span text:style-name="T2">getColor()</text:span> will only return the first value found in the descriptor.</text:p>
      <text:p text:style-name="P3"><text:span text:style-name="T18">The color values may be defined any way that SoftMoon-WebWare’s </text:span><text:span text:style-name="T23">RGB_Calc</text:span><text:span text:style-name="T18"> class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9">{"favorsPalette": {"palette": {</text:p>
      <text:p text:style-name="P9">"My Favorite Color": "blue",</text:p>
      <text:p text:style-name="P9">"My Favorite Specific Color": "X11: Turquoise1",</text:p>
      <text:p text:style-name="P9">"My Favorite Alias Color": "favorsPalette: My Favorite Specific Color"</text:p>
      <text:p text:style-name="P9">} } }</text:p>
      <text:p text:style-name="P3"><text:span text:style-name="T18">Note in the first color of the example above, “blue” is looked for in the “default palette”, which is initially (by default) the “CSS” palette. <text:s/>(The default palette name in JavaScript is found in the following property: <text:s/></text:span><text:span text:style-name="T23">SoftMoon.defaultPalette</text:span><text:span text:style-name="T18"> )</text:span></text:p>
      <text:p text:style-name="P3"><text:span text:style-name="T18">You may chain color value definitions (defining colors as other named colors) multiple times from one color to the next, through the same palette or multiple palettes, but it must end at some point with a non-palette color-model recognized by the </text:span><text:span text:style-name="T23">RGB_Calc</text:span><text:span text:style-name="T18"> <text:s/>class functions (</text:span><text:span text:style-name="T24">[r,g,b]</text:span><text:span text:style-name="T18">, hex, RGB, CMYK, etc...)</text:span></text:p>
      <text:p text:style-name="P3"><text:span text:style-name="T18">A sub-Palette's value is a nested Palette-Descriptor Object, which by definition, </text:span><text:span text:style-name="T19">must</text:span><text:span text:style-name="T18"> include a </text:span><text:span text:style-name="T24">.palette</text:span><text:span text:style-name="T18"> property. <text:s/>This nested Palette-Descriptor inherits from its parent-Palettes' descriptors.</text:span></text:p>
      <text:p text:style-name="P15">.requireSubindex</text:p>
      <text:p text:style-name="P5">This property is a pseudo-Boolean value. <text:s/>It defaults to <text:span text:style-name="T2">true</text:span>, and also <text:span text:style-name="T2">SoftMoon.WebWare.Palette.prototype.getColor()</text:span> defaults to a <text:span text:style-name="T2">true</text:span> <text:soft-page-break/>value if it finds this value undefined in a root-Palette (sub-Palettes inherit values when undefined). <text:s/>If <text:span text:style-name="T2">true</text:span>, the end-user <text:span text:style-name="T11">must</text:span> specify the sub-Palette name to find the color in the Palette. <text:s/>Also see the related <text:span text:style-name="T2">.useShortChains</text:span> property.</text:p>
      <text:p text:style-name="P15">.config</text:p>
      <text:p text:style-name="P13">This property is an Object. <text:s/>It specifies the default values that <text:span text:style-name="T2">RGB_Calc</text:span> uses for interpreting color-data <text:span text:style-name="T29">to manage options, including how it interprets unlabeled Hue-Angles (degrees, radians, gradians, etc.) and whether values are defined as factors from </text:span><text:span text:style-name="T26">0-1</text:span><text:span text:style-name="T29">, or bytes, percents, or the specified hue-angle-units. <text:s/>If you always define colors with specifiers (i.e. </text:span><text:span text:style-name="T26">HSV(78deg, 40%, 50%)</text:span><text:span text:style-name="T29">) instead of relying on defaults (</text:span><text:span text:style-name="T26">HSV(78, 40, 50)</text:span><text:span text:style-name="T29">), there is no need to worry about the </text:span><text:span text:style-name="T26">.config</text:span><text:span text:style-name="T29"> property. <text:s/>But if you want to use the shorthand version in your palette, you can specify the default setting for your palette using the </text:span><text:span text:style-name="T26">config</text:span><text:span text:style-name="T29"> property of your palette</text:span>. <text:s/>See the file:</text:p>
      <text:p text:style-name="P5"><text:s/><text:span text:style-name="T2">JS_toolbucket/SoftMoon-WebWare/RGB_Calc.js</text:span> for more info.</text:p>
      <text:p text:style-name="P15">.header</text:p>
      <text:p text:style-name="P5">This property is a string or an Array of strings. Each string will become a header for the Palette or sub-Palette. As of MasterColorPicker2.1, headers, footers, footnotes, etc. may only contain text, no longer any HTML markup. <text:s/>This is for security reasons. <text:s/>Any HTML markup will be displayed verbatim as text.</text:p>
      <text:p text:style-name="P15">.footer</text:p>
      <text:p text:style-name="P5">This property is a string or an Array of strings. Each string will become a footer at the end of the complete Palette-table (after all (nested) sub-palettes). <text:s/>As of MasterColorPicker2.1, headers, footers, footnotes, etc. may only contain text, no longer any HTML markup. <text:s/>This is for security reasons. <text:s/>Any HTML markup will be displayed verbatim as text.</text:p>
      <text:p text:style-name="P15">.footnote</text:p>
      <text:p text:style-name="P5">This property is a string or an Array of strings. Each string will become a footnote at end the Palette or sub-Palette. <text:s/>This is different from a <text:span text:style-name="T2">.footer</text:span> which all conglomerate together from all sub-Palettes at the end of the complete table. <text:s/>Foot<text:span text:style-name="T11">notes</text:span><text:span text:style-name="T14"> are for meta-data that specifies some detail in the Palette color-data that is important to the end-user, whereas footers are for meta-data that is inconsequential and typically global to all the color-data in the (sub)-Palette, such as a copyright or reference-source info.</text:span></text:p>
      <text:p text:style-name="P15"><text:soft-page-break/>.useShortChains</text:p>
      <text:p text:style-name="P5">This property is a pseudo-Boolean value. It defaults to <text:span text:style-name="T2">false</text:span>. If <text:span text:style-name="T2">true</text:span>, sub-Palettes that do not require sub-indexing (see <text:span text:style-name="T2">.requireSubindex</text:span> above) will have their HTML <text:span text:style-name="T2">&lt;tables&gt;&lt;/tables&gt;</text:span> built so that clicking on a color will return the shortest color-name-chain possible to still accurately describe the color. <text:s/>If <text:span text:style-name="T2">false</text:span>, the complete Palette/sub-Palette chain will be returned when clicked on. <text:s/>For example, <text:span text:style-name="T2">ANSI: 14</text:span> is the short-chain of <text:span text:style-name="T2">ANSI: 8-bit: high-intensity colors: 14</text:span><text:span text:style-name="T5"> <text:s/>Note the end-user can still </text:span><text:span text:style-name="T8">hand-type</text:span><text:span text:style-name="T5"> either the short-chain or long-chain and still get the correct color. <text:s/>Also note this property is logically pointless if </text:span><text:span text:style-name="T2">.requireSubindex</text:span><text:span text:style-name="T5"> is </text:span><text:span text:style-name="T2">true</text:span><text:span text:style-name="T5"> for the Palette and all its sub-Palettes, but it will not cause any errors.</text:span></text:p>
      <text:p text:style-name="P15">.alternatives</text:p>
      <text:p text:style-name="P5"><text:span text:style-name="T14">This property is a string and may be either “</text:span><text:span text:style-name="T4">lowercase</text:span><text:span text:style-name="T14">” or “</text:span><text:span text:style-name="T4">UPPERCASE</text:span><text:span text:style-name="T14">”. <text:s/>It specifies that color-names that are all lower/UPPER-case are </text:span><text:span text:style-name="T11">not</text:span><text:span text:style-name="T14"> to be displayed in the generated Palette </text:span><text:span text:style-name="T4">&lt;table&gt;&lt;/table&gt;</text:span><text:span text:style-name="T14"> <text:s/>This allows for alternative spellings, without redundancy and overcrowding of the displayed info. <text:s/>For instance, the “CSS” Palette includes both “</text:span><text:span text:style-name="T4">Gray</text:span><text:span text:style-name="T14">” and “</text:span><text:span text:style-name="T4">GREY</text:span><text:span text:style-name="T14">” but only “</text:span><text:span text:style-name="T4">Gray</text:span><text:span text:style-name="T14">” shows in the table displayed to the user; yet the user can type </text:span><text:span text:style-name="T4">Grey</text:span><text:span text:style-name="T14"> or </text:span><text:span text:style-name="T4">gray</text:span><text:span text:style-name="T14"> (note color-names are also case-insensitive) and expect the same color.</text:span></text:p>
      <text:p text:style-name="P15">.display</text:p>
      <text:p text:style-name="P13"><text:span text:style-name="T14">This property is a string or an Array of strings. Each string </text:span><text:span text:style-name="T11">must</text:span><text:span text:style-name="T14"> be either</text:span></text:p>
      <text:p text:style-name="P12"><text:s text:c="2"/>list</text:p>
      <text:p text:style-name="P12"><text:s text:c="2"/>grid</text:p>
      <text:p text:style-name="P12"><text:s text:c="2"/>none</text:p>
      <text:p text:style-name="P5"><text:span text:style-name="T14">If </text:span><text:span text:style-name="T4">.display</text:span><text:span text:style-name="T14"> is an Array, it </text:span><text:span text:style-name="T11">must</text:span><text:span text:style-name="T14"> only contain 1-3 string values, and not repeat any values. <text:s/>Its format is strict, and it will throw an Error otherwise. <text:s/>If </text:span><text:span text:style-name="T4">.display</text:span><text:span text:style-name="T14"> is a string, the Palette will be displayed that way only, but if it is an Array, the user will be given options on how to display the (sub)-Palette in real-time.</text:span></text:p>
      <text:p text:style-name="P13"><text:span text:style-name="T14">A display of “</text:span><text:span text:style-name="T4">grid</text:span><text:span text:style-name="T14">” uses the </text:span><text:span text:style-name="T4">.columns</text:span><text:span text:style-name="T14"> property of a Palette-Descriptor. <text:s/>You can also create “spacer cells” in the grid-display by defining the color-data as</text:span></text:p>
      <text:p text:style-name="P14"><text:span text:style-name="T14"><text:s/></text:span><text:span text:style-name="T4">"◊"</text:span></text:p>
      <text:p text:style-name="P13"><text:span text:style-name="T14">(lozenge) using any color-name you want (remember every Palette entry </text:span><text:span text:style-name="T11">must</text:span><text:span text:style-name="T14"> have a unique name, if you have more than one spacer cell).</text:span></text:p>
      <text:p text:style-name="P24"><text:soft-page-break/></text:p>
      <text:p text:style-name="P15">.columns</text:p>
      <text:p text:style-name="P13"><text:span text:style-name="T14">This property is number. It is only used for </text:span><text:span text:style-name="T4">.display</text:span><text:span text:style-name="T14"> type “</text:span><text:span text:style-name="T4">grid</text:span><text:span text:style-name="T14">”. <text:s/>It specifies the total columns in said grid display.</text:span></text:p>
      <text:p text:style-name="P15">.ignoreUnknownColors</text:p>
      <text:p text:style-name="P6">This property is a pseudo-Boolean. It is <text:span text:style-name="T2">false</text:span> by default. When <text:span text:style-name="T2">true</text:span>, if MasterColorPicker can not determine the actual color from the color-data in the palette as it builds the Palette <text:span text:style-name="T2">&lt;table&gt;&lt;/table&gt;</text:span> HTML, the color will not be listed. <text:s/>The color-value in the color-data may specify a color in another Palette (or even an exotic color-space) that is not loaded, but the user may want to keep track of it anyway.</text:p>
      <text:p text:style-name="P15">.referenceMarks</text:p>
      <text:p text:style-name="P6">This property is a string or an Array of 2 strings. If it is a string, it must be only 2 (UTF-8) characters long to be valid. <text:s/>It specifies that color-names or color-values that are wrapped with these marks are “references”. <text:s/>The first string-value of the Array or the first-character of the string is the opening mark. <text:s/>The second string-value of the Array or the second-character of the string is the closing mark.</text:p>
      <text:p text:style-name="P5"><text:span text:style-name="T14">Color-names that are wrapped with these marks are “forward-references” to the color-data. This means that when the HTML Palette </text:span><text:span text:style-name="T4">&lt;table&gt;</text:span><text:span text:style-name="T14"> is being built, the color-name is not listed, rather the color-definition is listed.</text:span></text:p>
      <text:p text:style-name="P5"><text:span text:style-name="T14">“Back-referencing” the color-definition can be accomplished in a similar way,<text:line-break/>by wrapping the color-definition with these characters; the color-definition-text will then be either:<text:line-break/>(a) for list-displays: placed inside a </text:span><text:span text:style-name="T4">&lt;div&gt;&lt;/div&gt;</text:span><text:span text:style-name="T14"> within the color-swatch </text:span><text:span text:style-name="T4">&lt;td&gt;&lt;/td&gt;</text:span><text:span text:style-name="T14"> (the first column of the row, which is usually text-less). <text:s/>The standard CSS file turns this into a pop-up, and it can also be clicked on.<text:line-break/>(b) for grid-displays: set as a </text:span><text:span text:style-name="T4">title</text:span><text:span text:style-name="T14"> attribute for the </text:span><text:span text:style-name="T4">&lt;td&gt;&lt;/td&gt;</text:span><text:span text:style-name="T10"> color-swatch</text:span><text:span text:style-name="T14"> to be a standard pop-up tool-tip, but it can not be clicked on.</text:span></text:p>
      <text:p text:style-name="P15">.backReferenceAll</text:p>
      <text:p text:style-name="P15">.forwardReferenceAll</text:p>
      <text:p text:style-name="P5"><text:span text:style-name="T14">These properties are pseudo-Boolean. They are </text:span><text:span text:style-name="T4">false</text:span><text:span text:style-name="T14"> by default. <text:s/>If </text:span><text:span text:style-name="T4">true</text:span><text:span text:style-name="T14">, all colors in the palette will be appropriately referenced. <text:s/>See </text:span><text:span text:style-name="T4">.referenceMarks</text:span><text:span text:style-name="T14"> above for more specific info on referencing colors. Note that it is logically </text:span><text:soft-page-break/><text:span text:style-name="T14">pointless, but possible, to back-reference and forward-reference a color at the </text:span><text:span text:style-name="T14">same time.</text:span></text:p>
      <text:p text:style-name="P17">.getColor</text:p>
      <text:p text:style-name="P19">This property is a custom user-defined function. <text:s/>It is only available for JavaScript (not JSON) formatted Palette files. <text:s/>It replaces the standard <text:span text:style-name="T2">.getColor</text:span> function used by typical <text:span text:style-name="T2">Palette</text:span> class instances. <text:s/>You can add custom properties to a Palette to support your custom <text:span text:style-name="T2">.getColor</text:span> function by adding the property names to the array found at <text:span text:style-name="T2">SoftMoon.WebWare.Palette.properties</text:span> <text:s/>For more info, see the <text:span text:style-name="T2">SoftMoon.WebWare.Palette</text:span> class in the file <text:span text:style-name="T2">JS_toolbucket/SoftMoon-WebWare/RGB_Calc.js</text:span></text:p>
      <text:p text:style-name="P17">.buildPaletteHTML</text:p>
      <text:p text:style-name="P18">This property is a custom user-defined function. <text:s/>It is only available for JavaScript (not JSON) formatted Palette files. <text:s/>It replaces the standard MasterColorPicker function to build the HTML <text:span text:style-name="T2">&lt;table&gt;&lt;/table&gt;</text:span> for display to the end-user. <text:s/>Note this property is only valid on the main (root) Palette, not sub-Palettes. <text:s/>You can add custom properties to a Palette to support your custom <text:span text:style-name="T2">.buildPaletteHTML</text:span> function by adding the property names to the array found at <text:span text:style-name="T2">SoftMoon.MasterColorPicker_Palette_properties</text:span> <text:s/>For more info see <text:span text:style-name="T2">SoftMoon.WebWare.initLoadedPaletteTable()</text:span> in the file:</text:p>
      <text:p text:style-name="P20">color-pickers/SoftMoon-WebWare/MasterColorPicker2.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2T09:17:24.44</meta:creation-date>
    <dc:date>2022-06-23T19:09:28.79</dc:date>
    <meta:editing-duration>PT10H36M11S</meta:editing-duration>
    <meta:editing-cycles>9</meta:editing-cycles>
    <meta:generator>OpenOffice/4.1.12$Win32 OpenOffice.org_project/4112m1$Build-9809</meta:generator>
    <meta:document-statistic meta:table-count="0" meta:image-count="0" meta:object-count="0" meta:page-count="8" meta:paragraph-count="86" meta:word-count="2169" meta:character-count="14448"/>
  </office:meta>
</office:document-meta>
</file>